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a793" officeooo:paragraph-rsid="0014a793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42349939" text:style-name="L1">
        <text:list-item>
          <text:p text:style-name="P2">Carefully read through the <text:span text:style-name="Strong_20_Emphasis">DriverPass Interview</text:span> portion of the transcript. As you read, take notes on what the client needs. Think about the following questions as you read: </text:p>
        </text:list-item>
      </text:list>
      <text:list xml:id="list3101864026" text:style-name="L2">
        <text:list-item>
          <text:p text:style-name="P4">What does the client want the system to do? </text:p>
        </text:list-item>
        <text:list-item>
          <text:p text:style-name="P4">Who will be the different users of the system? </text:p>
        </text:list-item>
        <text:list-item>
          <text:p text:style-name="P3">What will each user need to be able to do? </text:p>
        </text:list-item>
      </text:list>
      <text:p text:style-name="P1">```</text:p>
      <text:p text:style-name="P1">DriverPass Interview</text:p>
      <text:p text:style-name="P1">You are sitting in a meeting room and discussing a new project with four other people. Two are from</text:p>
      <text:p text:style-name="P1">your new client, DriverPass, and two are from your consulting company.</text:p>
      <text:p text:style-name="P1">Liam, the owner of DriverPass, is explaining his vision for the new system he wants built. Liam is hoping</text:p>
      <text:p text:style-name="P1">to take advantage of a void in the market when it comes to training students for the driving test at their</text:p>
      <text:p text:style-name="P1">local department of motor vehicles (DMV). With Liam is his information technology (IT) officer, Ian.</text:p>
      <text:p text:style-name="P1">On the other side of the table sits Sam, the former system analyst for your consulting company, and</text:p>
      <text:p text:style-name="P1">Jennifer, your project lead.</text:p>
      <text:p text:style-name="P1">Sam: Welcome, Liam and Ian. Liam, can you start by telling us a little about DriverPass? What is your</text:p>
      <text:p text:style-name="P1">vision for this company?</text:p>
      <text:p text:style-name="P1">Liam: I noticed that there is a need for better driver training. So many people fail their driving tests at</text:p>
      <text:p text:style-name="P1">the DMV. I’m starting this company to provide this type of training for my customers. I want them to be</text:p>
      <text:p text:style-name="P1">able to take online classes and practice tests. My company will also provide them with on-the-road</text:p>
      <text:p text:style-name="P1">training if they wish. I need you guys to help me build a system that will handle all of this.</text:p>
      <text:p text:style-name="P1">Sam: Sounds great. What do you need from this system?</text:p>
      <text:p text:style-name="P1">Liam: I want the system to help me access my data from anywhere, online as well offline.</text:p>
      <text:p text:style-name="P1">Sam: OK. One thought. You can’t modify or update the data unless you’re online; otherwise, we might</text:p>
      <text:p text:style-name="P1">end up with duplicate data on different servers. This might cause data redundancy.</text:p>
      <text:p text:style-name="P1">Liam: Sure, sure—I knew that. That’s what I meant. I want to access data online from any computer or</text:p>
      <text:p text:style-name="P1">mobile device. I need to be able to download the reports and some information that I can work on at</text:p>
      <text:p text:style-name="P1">home, using Excel, for example.</text:p>
      <text:p text:style-name="P1">ennifer: Absolutely. What about security?</text:p>
      <text:p text:style-name="P1">Ian: We have different employees at the company with different rights and roles. For example, for me I</text:p>
      <text:p text:style-name="P1">need to have full access over all accounts so I can reset them if someone forgets their password, or if we</text:p>
      <text:p text:style-name="P1">let go of someone and I need to be able to block their access.</text:p>
      <text:p text:style-name="P1">Sam: What about tracking? Do you wish to know when a user makes a change to a record in the system?</text:p>
      <text:p text:style-name="P1">Liam: Absolutely! For tracking, I need to make sure I know who made a reservation, who canceled it,</text:p>
      <text:p text:style-name="P1">who modified it last. All this must be clear in case something goes wrong. I want to be able to print an</text:p>
      <text:p text:style-name="P1">activity report and figure out who is responsible.</text:p>
      <text:p text:style-name="P1">Sam: OK. Can you tell me a little more about these reservations? What are the reservations for?</text:p>
      <text:p text:style-name="P1">Liam: Our customers need to be able to make reservations for driving lessons. Each lesson is two hours</text:p>
      <text:p text:style-name="P1">long, and the customer should be able to tell us the day and time when they want to take that lesson.</text:p>
      <text:p text:style-name="P1">They should be able to make this reservation online using their account. Or they could call or visit our</text:p>
      <text:p text:style-name="P1">office to schedule an appointment with our secretary.</text:p>
      <text:p text:style-name="P1">We also need to be able to identify the driver the customer is scheduled to go out with, since we have</text:p>
      <text:p text:style-name="P1">many drivers and many cars. We have to be able to track which user is matched up with a certain driver,</text:p>
      <text:p text:style-name="P1"><text:soft-page-break/>time, and car.</text:p>
      <text:p text:style-name="P1">Jennifer: OK, great. We can include those aspects. We have talked about it a little bit already, but can</text:p>
      <text:p text:style-name="P1">you tell us about the different users of your system?</text:p>
      <text:p text:style-name="P1">Liam: Sure. You have me, the big boss. You have my IT officer, Ian, who will be responsible for</text:p>
      <text:p text:style-name="P1">maintaining the system, modifying it, et cetera. You also have my secretary who answers the phone and</text:p>
      <text:p text:style-name="P1">makes appointments. Oh, and I want the user to be able to make appointments, cancel, and modify</text:p>
      <text:p text:style-name="P1">appointments online if they wish.</text:p>
      <text:p text:style-name="P1">Sam: OK, great. How do the driving appointments work?</text:p>
      <text:p text:style-name="P1">Liam: Sure. I have 10 cars. Each car has a driver. The customer can pick one of three packages:</text:p>
      <text:p text:style-name="P1">•</text:p>
      <text:p text:style-name="P1">•</text:p>
      <text:p text:style-name="P1">•</text:p>
      <text:p text:style-name="P1">Package One: Six hours in a car with a trainer</text:p>
      <text:p text:style-name="P1">Package Two: Eight hours in a car with a trainer and an in-person lesson where we explain the</text:p>
      <text:p text:style-name="P1">DMV rules and policies</text:p>
      <text:p text:style-name="P1">Package Three: Twelve hours in a car with a trainer, an in-person lesson where we explain the</text:p>
      <text:p text:style-name="P1">DMV rules and policies—plus access to our online class with all the content and material. The</text:p>
      <text:p text:style-name="P1">online class also includes practice tests.</text:p>
      <text:p text:style-name="P1">Each driving session is two hours long. So, for example, in Package One the six hours would be spread</text:p>
      <text:p text:style-name="P1">over three separate sessions. In the future, I would like to be able to customize these packages—remove</text:p>
      <text:p text:style-name="P1">some of them, add new ones—so the system has to be flexible.</text:p>
      <text:p text:style-name="P1">Sam: Well, you will still need a developer or a system analyst to add or remove modules; it can’t be built</text:p>
      <text:p text:style-name="P1">in a way that a nondeveloper can do easily. We can talk about adding or removing modules for a future</text:p>
      <text:p text:style-name="P1">release, but it does not need to be in the system we build now.</text:p>
      <text:p text:style-name="P1">Liam: Sure, sure. But I at least want to be able to disable a package if I don’t want any more customers</text:p>
      <text:p text:style-name="P1">to register for it.</text:p>
      <text:p text:style-name="P1">Sam: OK. Anything else?</text:p>
      <text:p text:style-name="P1">Liam: Yes. The way the registration should happen is that we get a phone call, and then the customer</text:p>
      <text:p text:style-name="P1">gives us their information. This information would include their first name, last name, address, phone</text:p>
      <text:p text:style-name="P1">number, state, and their credit card number, expiration date, and security code.</text:p>
      <text:p text:style-name="P1">It should also include the pickup location from where the customer wants to be picked up. It should also</text:p>
      <text:p text:style-name="P1">ask them for a drop-off location, which should be the same as the pickup location.</text:p>
      <text:p text:style-name="P1">Ian: As mentioned before, we also want the customer to be able to schedule appointments over the</text:p>
      <text:p text:style-name="P1">internet. If the customer forgets their password, we need them to be able to automatically reset it.</text:p>
      <text:p text:style-name="P1">Jennifer: What about compliance? How will you keep up-to-date with changes the DMV might make?</text:p>
      <text:p text:style-name="P1">Liam: Oh, good question! We definitely want to make sure that the tests and practice we are providing</text:p>
      <text:p text:style-name="P1">are current with what the DMV requires. So we need to be able to be connected to the DMV so that</text:p>
      <text:p text:style-name="P1">they can update us with new rules, policies, or sample questions. We should get a notification whenever</text:p>
      <text:p text:style-name="P1">they have an update.</text:p>
      <text:p text:style-name="P1">Sam: OK, got it. What about the interface?</text:p>
      <text:p text:style-name="P1">Ian: The system needs to run off the web, preferably over the cloud. We do not want to deal with</text:p>
      <text:p text:style-name="P1">backup and security; we need that to be taken care of. We need our focus to be on running the business</text:p>
      <text:p text:style-name="P1">with minimal technical problems.</text:p>
      <text:p text:style-name="P1">Sam: OK. What about look? Do you have any specific thoughts about the look of the interface, or do you</text:p>
      <text:p text:style-name="P1">wish us to come up with our own?</text:p>
      <text:p text:style-name="P1">Liam: Oh, no—I do have a picture of what I want. Here, check this sketch out:</text:p>
      <text:p text:style-name="P1"><text:soft-page-break/>As you can see, the online test progress should show the tests the customer took. It should show</text:p>
      <text:p text:style-name="P1">what’s in progress and the ones that the customer completed. So, it would say something like test</text:p>
      <text:p text:style-name="P1">name, time taken, score, and status. The status could be not taken, in progress, failed, or passed.</text:p>
      <text:p text:style-name="P1">In the driver notes, I need to show any comments the driver left as well as the times for the lessons. So,</text:p>
      <text:p text:style-name="P1">it should show me something like this table:</text:p>
      <text:p text:style-name="P1">Lesson Time</text:p>
      <text:p text:style-name="P1">Start Hour</text:p>
      <text:p text:style-name="P1">End Hour</text:p>
      <text:p text:style-name="P1">Driver Comments</text:p>
      <text:p text:style-name="P1">Sam: OK, so this is one of many pages we need to build, right?</text:p>
      <text:p text:style-name="P1">Liam: Absolutely. There should be an input form where the student (or secretary) fills in the student</text:p>
      <text:p text:style-name="P1">information, such as first name, last name, address, et cetera. There also should be a page for contacting</text:p>
      <text:p text:style-name="P1">us, and a way to contact the student.</text:p>
      <text:p text:style-name="P1">Sam: Great. Any idea of what you might want to do in the future? Like future features?</text:p>
      <text:p text:style-name="P1">Liam: No, not yet. Let’s focus on this; then maybe we can introduce new features to it.</text:p>
      <text:p text:style-name="P1">Jennifer: Wonderful. I think we have enough here to get started. Sam and I will begin working on the</text:p>
      <text:p text:style-name="P1">system design and communicate this to our team. We will check in with you at different points to make</text:p>
      <text:p text:style-name="P1">sure that our design is meeting your needs. Thank you both for coming!</text:p>
      <text:p text:style-name="P1">Schedule Planning</text:p>
      <text:p text:style-name="P1">A short time after the initial meeting with the client, DriverPass, Sam and Jennifer sit down in a room.</text:p>
      <text:p text:style-name="P1">They have a conversation about how to approach the project and the different scheduling needs of the</text:p>
      <text:p text:style-name="P1">team.</text:p>
      <text:p text:style-name="P1">Jennifer: OK, Sam. How are we going to approach this?</text:p>
      <text:p text:style-name="P1">Sam: Well, I was thinking of laying out the tasks for this project. Then maybe we can arrange them</text:p>
      <text:p text:style-name="P1">according to dependency or importance. What do you think?</text:p>
      <text:p text:style-name="P1">Jennifer: Perfect. So we started this project by sitting with the client January 22nd and today is February</text:p>
      <text:p text:style-name="P1">4th. That took 14 days for requirement collection.</text:p>
      <text:p text:style-name="P1">Sam: Correct. So next, I think we should start building the use case diagrams and activity diagrams. If we</text:p>
      <text:p text:style-name="P1">start February 11th (since this week is a holiday), that should take us about eight business days.</text:p>
      <text:p text:style-name="P1">Jennifer: That’s right. Meanwhile, we can at the same time have Toni and Clark research user interface</text:p>
      <text:p text:style-name="P1">designs. That should take them around nine days. Their task is not related to the use case diagram, so</text:p>
      <text:p text:style-name="P1">there is no dependency there.</text:p>
      <text:p text:style-name="P1">Sam: Absolutely. Similarly, we can have John work on the class diagram. He needs nine days, and I know</text:p>
      <text:p text:style-name="P1">he’s returning from his vacation March 1st. So he can start then.</text:p>
      <text:p text:style-name="P1">Jennifer: Wonderful. We should be done by March 10th. Let’s set that day and March 11th to meet with</text:p>
      <text:p text:style-name="P1">the customer to discuss the work with them.</text:p>
      <text:p text:style-name="P1">Sam: Absolutely. Next, once the customer approves our work, and assuming he doesn’t ask for</text:p>
      <text:p text:style-name="P1">modifications, we can start working on the interface March 12th. It will take us 12 days to complete.</text:p>
      <text:p text:style-name="P1">After that, we can build the database tables and link it to the interface. That should take nine days.</text:p>
      <text:p text:style-name="P1">Jennifer: Correct. Once that’s done, we need to add the business logic (security, role, right) layer, which</text:p>
      <text:p text:style-name="P1">will take 22 days.</text:p>
      <text:p text:style-name="P1">Sam: Perfect. The system delivery will take a couple of days; then the sign-off meeting will take a couple</text:p>
      <text:p text:style-name="P1">of days as well.</text:p>
      <text:p text:style-name="P1">Jennifer: Great. Here is the table I built based on what we discussed. I hope it helps.</text:p>
      <text:p text:style-name="P1"/>
      <text:p text:style-name="P1"><text:soft-page-break/></text:p>
      <text:p text:style-name="P1">Collect Requirements22-Jan4-Feb</text:p>
      <text:p text:style-name="P1">Create Use Case Diagrams11-Feb18-Feb</text:p>
      <text:p text:style-name="P1">Build Activity Diagrams for Each Use Case15-Feb9-Mar</text:p>
      <text:p text:style-name="P1">Research User Interface Designs27-Feb7-Mar</text:p>
      <text:p text:style-name="P1">Build Class Diagram1-Mar9-Mar</text:p>
      <text:p text:style-name="P1">Get Customer Approval10-Mar11-Mar</text:p>
      <text:p text:style-name="P1">Build Interface12-Mar24-Mar</text:p>
      <text:p text:style-name="P1">Link DB to Interface24-Mar3-Apr</text:p>
      <text:p text:style-name="P1">Build Business Logic5-Apr27-Apr</text:p>
      <text:p text:style-name="P1">Test System27-Apr7-May</text:p>
      <text:p text:style-name="P1">Deliver System8-May9-May</text:p>
      <text:p text:style-name="P1">Sign-off Meeting9-May10-May</text:p>
      <text:p text:style-name="P1">Sam: Thanks. That works just fine.</text:p>
      <text:p text:style-name="P1">Jennifer: Great! You can use this basic idea to create a GANTT chart for our documentation.```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10:36:11.826249268</meta:creation-date>
    <dc:date>2023-09-01T10:39:42.342019021</dc:date>
    <meta:editing-duration>PT3M31S</meta:editing-duration>
    <meta:editing-cycles>1</meta:editing-cycles>
    <meta:document-statistic meta:table-count="0" meta:image-count="0" meta:object-count="0" meta:page-count="4" meta:paragraph-count="145" meta:word-count="1881" meta:character-count="10335" meta:non-whitespace-character-count="8604"/>
    <meta:generator>LibreOffice/7.3.7.2$Linux_X86_64 LibreOffice_project/30$Build-2</meta:generator>
  </office:meta>
</office:document-meta>
</file>